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 svg:font-family="'Lohit Devanagari'"/>
    <style:font-face style:name="F" svg:font-family="" style:font-family-generic="roman"/>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Calibri" svg:font-family="Calibri"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Mono CJK SC" svg:font-family="'Noto Sans Mono CJK SC'"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style:shrink-to-fit="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style:shrink-to-fit="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style:shrink-to-fit="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style:shrink-to-fit="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style:shrink-to-fit="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style:shrink-to-fit="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1.533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716cm" fo:min-width="0cm"/>
      <style:paragraph-properties style:writing-mode="lr-tb"/>
    </style:style>
    <style:style style:name="gr10"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1"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2" style:family="graphic" style:parent-style-name="standard">
      <style:graphic-properties draw:stroke="none" svg:stroke-color="#000000" draw:fill="none" draw:fill-color="#ffffff" draw:textarea-horizontal-align="left" draw:auto-grow-height="true" draw:auto-grow-width="false" fo:min-height="0.86cm" fo:min-width="0cm"/>
      <style:paragraph-properties style:writing-mode="lr-tb"/>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Open Sans" fo:font-size="15pt" style:font-size-asian="15pt" style:font-size-complex="15pt"/>
    </style:style>
    <style:style style:name="P4" style:family="paragraph">
      <loext:graphic-properties draw:fill="none" draw:fill-color="#ffffff"/>
      <style:text-properties style:font-name="Open Sans" fo:font-size="15pt" style:font-size-asian="15pt" style:font-size-complex="15pt"/>
    </style:style>
    <style:style style:name="P5" style:family="paragraph">
      <style:paragraph-properties fo:text-align="center"/>
      <style:text-properties style:font-name="Noto Sans Mono CJK SC" style:font-name-asian="Noto Sans Mono CJK SC"/>
    </style:style>
    <style:style style:name="P6" style:family="paragraph">
      <loext:graphic-properties draw:fill="none" draw:fill-color="#ffffff"/>
      <style:paragraph-properties fo:text-align="center"/>
      <style:text-properties style:font-name="Noto Sans Mono CJK SC" fo:font-size="15pt" style:font-name-asian="Noto Sans Mono CJK SC" style:font-size-asian="15pt" style:font-size-complex="15pt"/>
    </style:style>
    <style:style style:name="P7" style:family="paragraph">
      <loext:graphic-properties draw:fill="none"/>
      <style:paragraph-properties fo:text-align="center"/>
    </style:style>
    <style:style style:name="P8" style:family="paragraph">
      <style:paragraph-properties fo:margin-top="0cm" fo:margin-bottom="0cm" fo:line-height="100%" fo:text-align="center"/>
      <style:text-properties style:font-name="Arial" style:font-size-complex="10pt"/>
    </style:style>
    <style:style style:name="P9" style:family="paragraph">
      <loext:graphic-properties draw:fill="none" draw:fill-color="#ffffff"/>
      <style:paragraph-properties fo:margin-top="0cm" fo:margin-bottom="0cm" fo:line-height="100%" fo:text-align="center"/>
      <style:text-properties style:font-name="Arial" fo:font-size="15pt" style:font-size-asian="15pt" style:font-size-complex="10pt"/>
    </style:style>
    <style:style style:name="P10" style:family="paragraph">
      <loext:graphic-properties draw:fill="none" draw:fill-color="#ffffff"/>
      <style:text-properties style:font-name="Open Sans" fo:font-size="18pt" fo:font-weight="bold" style:font-size-asian="18pt" style:font-weight-asian="bold" style:font-size-complex="18pt" style:font-weight-complex="bold"/>
    </style:style>
    <style:style style:name="T1"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Open Sans" fo:font-size="15pt" fo:font-style="normal" fo:text-shadow="none" style:text-underline-style="none" fo:font-weight="normal" style:letter-kerning="true" style:font-name-asian="Open Sans"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Open Sans" fo:font-size="15pt" fo:font-style="normal" fo:text-shadow="none" style:text-underline-style="none" fo:font-weight="normal" style:letter-kerning="true" style:font-name-asian="Open Sans" style:font-size-asian="15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 style:family="text">
      <style:text-properties style:font-name="Open Sans" fo:font-size="15pt" style:font-size-asian="15pt" style:font-size-complex="15pt"/>
    </style:style>
    <style:style style:name="T6"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Open Sans" fo:font-size="18pt" fo:font-style="normal" fo:text-shadow="none" style:text-underline-style="none" fo:font-weight="bold" style:letter-kerning="true" style:font-name-asian="WenQuanYi Micro Hei" style:font-size-asian="18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Noto Sans Mono CJK SC" fo:font-size="18pt" fo:font-style="normal" fo:text-shadow="none" style:text-underline-style="none" fo:font-weight="bold" style:letter-kerning="true" style:font-name-asian="Noto Sans Mono CJK SC"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8" draw:id="id8">
          <draw:custom-shape draw:name="Freeform 342" draw:style-name="gr1" draw:text-style-name="P1" draw:layer="layout" svg:width="3cm" svg:height="0.89cm" svg:x="14.625cm" svg:y="6.4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6.65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6.65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6.65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6.65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6.65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6.70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6.65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6.93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6.93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6.93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6.93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6.93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6.93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7" draw:id="id7">
          <draw:custom-shape draw:name="Freeform 246" draw:style-name="gr3" draw:text-style-name="P1" draw:layer="layout" svg:width="3cm" svg:height="3cm" svg:x="4.375cm" svg:y="5.4cm">
            <text:p/>
            <draw:enhanced-geometry draw:mirror-horizontal="false" draw:mirror-vertical="false" svg:viewBox="0 0 0 0" drawooo:sub-view-size="641 640" draw:text-areas="0 0 ?f104 ?f105"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4.56cm" svg:y="6.495cm">
            <text:p/>
            <draw:enhanced-geometry draw:mirror-horizontal="false" draw:mirror-vertical="false" svg:viewBox="0 0 0 0" drawooo:sub-view-size="172 107" draw:text-areas="0 0 ?f44 ?f45"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4.703cm" svg:y="7.883cm">
            <text:p/>
            <draw:enhanced-geometry draw:mirror-horizontal="false" draw:mirror-vertical="false" svg:viewBox="0 0 0 0" drawooo:sub-view-size="28 27" draw:text-areas="0 0 ?f12 ?f13"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5.1cm" svg:y="7.883cm">
            <text:p/>
            <draw:enhanced-geometry draw:mirror-horizontal="false" draw:mirror-vertical="false" svg:viewBox="0 0 0 0" drawooo:sub-view-size="27 27" draw:text-areas="0 0 ?f12 ?f13"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4.625cm" svg:y="17.93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18.13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18.13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18.13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18.13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18.13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18.18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18.13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18.41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18.41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18.41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18.41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18.41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18.41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9" draw:id="id9" draw:layer="layout" svg:width="3cm" svg:height="1.74cm" svg:x="14.625cm" svg:y="11.061cm">
          <text:p/>
          <draw:enhanced-geometry draw:mirror-horizontal="false" draw:mirror-vertical="false" svg:viewBox="0 0 0 0" drawooo:sub-view-size="810 473" draw:text-areas="0 0 ?f52 ?f53"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4.625cm" svg:y="16.52cm">
            <text:p/>
            <draw:enhanced-geometry draw:mirror-horizontal="false" draw:mirror-vertical="false" svg:viewBox="0 0 0 0" drawooo:sub-view-size="426 593" draw:text-areas="0 0 ?f40 ?f41"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5.22cm" svg:y="17.162cm">
            <text:p/>
            <draw:enhanced-geometry draw:mirror-horizontal="false" draw:mirror-vertical="false" svg:viewBox="0 0 0 0" drawooo:sub-view-size="219 22" draw:text-areas="0 0 ?f16 ?f17"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6.251cm" svg:y="20.118cm">
            <text:p/>
            <draw:enhanced-geometry draw:mirror-horizontal="false" draw:mirror-vertical="false" svg:viewBox="0 0 0 0" drawooo:sub-view-size="77 22" draw:text-areas="0 0 ?f16 ?f17"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5.038cm" svg:y="20.118cm">
            <text:p/>
            <draw:enhanced-geometry draw:mirror-horizontal="false" draw:mirror-vertical="false" svg:viewBox="0 0 0 0" drawooo:sub-view-size="77 22" draw:text-areas="0 0 ?f16 ?f17"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5.22cm" svg:y="17.576cm">
            <text:p/>
            <draw:enhanced-geometry draw:mirror-horizontal="false" draw:mirror-vertical="false" svg:viewBox="0 0 0 0" drawooo:sub-view-size="219 22" draw:text-areas="0 0 ?f16 ?f17"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5.22cm" svg:y="17.987cm">
            <text:p/>
            <draw:enhanced-geometry draw:mirror-horizontal="false" draw:mirror-vertical="false" svg:viewBox="0 0 0 0" drawooo:sub-view-size="219 22" draw:text-areas="0 0 ?f16 ?f17"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3" draw:layer="layout" svg:width="5.635cm" svg:height="1.783cm" svg:x="3.265cm" svg:y="15.5cm">
          <draw:text-box>
            <text:p text:style-name="P2"><text:span text:style-name="T1">计算机</text:span><text:span text:style-name="T2"> </text:span><text:span text:style-name="T3">1</text:span><text:span text:style-name="T4">（服务器）</text:span></text:p>
          </draw:text-box>
        </draw:frame>
        <draw:frame draw:style-name="gr9" draw:text-style-name="P4" xml:id="id4" draw:id="id4" draw:layer="layout" svg:width="6.05cm" svg:height="0.975cm" svg:x="2.85cm" svg:y="22.4cm">
          <draw:text-box>
            <text:p><text:span text:style-name="T5">LAN 1 (192.168.1.1/24)</text:span></text:p>
          </draw:text-box>
        </draw:frame>
        <draw:frame draw:style-name="gr8" draw:text-style-name="P6" draw:layer="layout" svg:width="4.575cm" svg:height="1.783cm" svg:x="14.025cm" svg:y="19.055cm">
          <draw:text-box>
            <text:p text:style-name="P5"><text:span text:style-name="T1">交换机</text:span><text:span text:style-name="T6">/</text:span><text:span text:style-name="T4">路由器</text:span></text:p>
          </draw:text-box>
        </draw:frame>
        <draw:connector draw:style-name="gr10" draw:text-style-name="P7" draw:layer="layout" svg:x1="7.125cm" svg:y1="18.38cm" svg:x2="14.625cm" svg:y2="18.38cm" draw:start-shape="id1" draw:start-glue-point="1" draw:end-shape="id2" svg:d="M7125 18380h7500" svg:viewBox="0 0 7501 1">
          <text:p/>
        </draw:connector>
        <draw:frame draw:style-name="gr9" draw:text-style-name="P4" draw:layer="layout" svg:width="1.675cm" svg:height="0.975cm" svg:x="10.025cm" svg:y="17.4cm">
          <draw:text-box>
            <text:p><text:span text:style-name="T5">eth0</text:span></text:p>
          </draw:text-box>
        </draw:frame>
        <draw:frame draw:style-name="gr9" draw:text-style-name="P4" xml:id="id10" draw:id="id10" draw:layer="layout" svg:width="5cm" svg:height="0.975cm" svg:x="3.375cm" svg:y="14.7cm">
          <draw:text-box>
            <text:p><text:span text:style-name="T5">tun0 (192.168.0.1)</text:span></text:p>
          </draw:text-box>
        </draw:frame>
        <draw:frame draw:style-name="gr9" draw:text-style-name="P4" xml:id="id3" draw:id="id3" draw:layer="layout" svg:width="1.7cm" svg:height="0.975cm" svg:x="5.025cm" svg:y="20.4cm">
          <draw:text-box>
            <text:p><text:span text:style-name="T5">eth1</text:span></text:p>
          </draw:text-box>
        </draw:frame>
        <draw:connector draw:style-name="gr11" draw:text-style-name="P2" draw:layer="layout" svg:x1="5.875cm" svg:y1="21.375cm" svg:x2="5.875cm" svg:y2="22.4cm" draw:start-shape="id3" draw:start-glue-point="2" draw:end-shape="id4" draw:end-glue-point="0" svg:d="M5875 21375v1025" svg:viewBox="0 0 1 1026">
          <text:p/>
        </draw:connector>
        <draw:frame draw:style-name="gr8" draw:text-style-name="P9" draw:layer="layout" svg:width="6.075cm" svg:height="1.783cm" svg:x="3.285cm" svg:y="8.5cm">
          <draw:text-box>
            <text:p text:style-name="P8"><text:span text:style-name="T1">计算机</text:span><text:span text:style-name="T2"> </text:span><text:span text:style-name="T3">2</text:span><text:span text:style-name="T4">（客户端）</text:span></text:p>
          </draw:text-box>
        </draw:frame>
        <draw:frame draw:style-name="gr9" draw:text-style-name="P4" xml:id="id11" draw:id="id11" draw:layer="layout" svg:width="5cm" svg:height="0.975cm" svg:x="3.375cm" svg:y="9.4cm">
          <draw:text-box>
            <text:p><text:span text:style-name="T5">tun0 (192.168.0.2)</text:span></text:p>
          </draw:text-box>
        </draw:frame>
        <draw:frame draw:style-name="gr9" draw:text-style-name="P4" xml:id="id5" draw:id="id5" draw:layer="layout" svg:width="1.7cm" svg:height="0.975cm" svg:x="5.025cm" svg:y="4.4cm">
          <draw:text-box>
            <text:p><text:span text:style-name="T5">eth1</text:span></text:p>
          </draw:text-box>
        </draw:frame>
        <draw:frame draw:style-name="gr9" draw:text-style-name="P4" xml:id="id6" draw:id="id6" draw:layer="layout" svg:width="6.05cm" svg:height="0.975cm" svg:x="2.85cm" svg:y="2.219cm">
          <draw:text-box>
            <text:p><text:span text:style-name="T5">LAN 2 (192.168.2.1/24)</text:span></text:p>
          </draw:text-box>
        </draw:frame>
        <draw:connector draw:style-name="gr11" draw:text-style-name="P2" draw:layer="layout" svg:x1="5.875cm" svg:y1="4.4cm" svg:x2="5.875cm" svg:y2="3.194cm" draw:start-shape="id5" draw:start-glue-point="0" draw:end-shape="id6" draw:end-glue-point="2" svg:d="M5875 4400v-1206" svg:viewBox="0 0 1 1207">
          <text:p/>
        </draw:connector>
        <draw:connector draw:style-name="gr10" draw:text-style-name="P7" draw:layer="layout" draw:type="line" svg:x1="7.375cm" svg:y1="6.9cm" svg:x2="14.625cm" svg:y2="6.9cm" draw:start-shape="id7" draw:start-glue-point="1" draw:end-shape="id8" draw:end-glue-point="3" svg:d="M7375 6900h7250" svg:viewBox="0 0 7251 1">
          <text:p/>
        </draw:connector>
        <draw:frame draw:style-name="gr9" draw:text-style-name="P4" draw:layer="layout" svg:width="1.675cm" svg:height="0.975cm" svg:x="10.026cm" svg:y="5.936cm">
          <draw:text-box>
            <text:p><text:span text:style-name="T5">eth0</text:span></text:p>
          </draw:text-box>
        </draw:frame>
        <draw:frame draw:style-name="gr9" draw:text-style-name="P6" draw:layer="layout" svg:width="2.5cm" svg:height="1.017cm" svg:x="15.075cm" svg:y="11.636cm">
          <draw:text-box>
            <text:p text:style-name="P5"><text:span text:style-name="T4">因特网</text:span></text:p>
          </draw:text-box>
        </draw:frame>
        <draw:connector draw:style-name="gr11" draw:text-style-name="P2" draw:layer="layout" svg:x1="16.125cm" svg:y1="7.345cm" svg:x2="16.125cm" svg:y2="11.061cm" draw:start-shape="id8" draw:start-glue-point="2" draw:end-shape="id9" draw:end-glue-point="0" svg:d="M16125 7345v3716" svg:viewBox="0 0 1 3717">
          <text:p/>
        </draw:connector>
        <draw:connector draw:style-name="gr11" draw:text-style-name="P2" draw:layer="layout" svg:x1="16.125cm" svg:y1="12.801cm" svg:x2="16.125cm" svg:y2="17.935cm" draw:start-shape="id9" draw:start-glue-point="2" draw:end-shape="id2" draw:end-glue-point="0" svg:d="M16125 12801v5134" svg:viewBox="0 0 1 5135">
          <text:p/>
        </draw:connector>
        <draw:connector draw:style-name="gr11" draw:text-style-name="P2" draw:layer="layout" svg:x1="5.875cm" svg:y1="14.7cm" svg:x2="5.875cm" svg:y2="10.375cm" draw:start-shape="id10" draw:start-glue-point="0" draw:end-shape="id11" draw:end-glue-point="2" svg:d="M5875 14700v-4325" svg:viewBox="0 0 1 4326">
          <text:p/>
        </draw:connector>
        <draw:frame draw:style-name="gr12" draw:text-style-name="P10" draw:layer="layout" svg:width="4.2cm" svg:height="1.174cm" svg:x="6.3cm" svg:y="12.2cm">
          <draw:text-box>
            <text:p><text:span text:style-name="T7">VPN </text:span><text:span text:style-name="T8">隧道</text:span></text:p>
          </draw:text-box>
        </draw:frame>
        <draw:frame draw:style-name="gr8" draw:text-style-name="P6" draw:layer="layout" svg:width="4.475cm" svg:height="1.783cm" svg:x="13.995cm" svg:y="5.255cm">
          <draw:text-box>
            <text:p text:style-name="P5"><text:span text:style-name="T1">交换机</text:span><text:span text:style-name="T6">/</text:span><text:span text:style-name="T4">路由器</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 svg:font-family="'Lohit Devanagari'"/>
    <style:font-face style:name="F" svg:font-family="" style:font-family-generic="roman"/>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Calibri" svg:font-family="Calibri"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Mono CJK SC" svg:font-family="'Noto Sans Mono CJK SC'"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F" style:font-family-generic-asian="roman" style:font-size-asian="11pt" style:language-asian="ar" style:country-asian="SA" style:font-name-complex="Calibri" style:font-family-complex="Calibri" style:font-family-generic-complex="roman" style:font-pitch-complex="variable"/>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fo:language="en" fo:country="US" style:font-name-asian="Lohit Devanagari" style:font-family-asian="'Lohit Devanagari'"/>
    </style:style>
    <style:style style:name="Caption" style:family="graphic">
      <style:paragraph-properties fo:margin-top="0.374cm" fo:margin-bottom="0.374cm" fo:line-height="108%" fo:text-align="start" style:text-autospace="none" style:writing-mode="lr-tb"/>
      <style:text-properties fo:font-size="12pt" fo:language="en" fo:country="US"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fo:language="en" fo:country="U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writing-mode="lr-tb"/>
      <style:text-properties fo:language="en" fo:country="US"/>
    </style:style>
    <style:style style:name="Heading" style:family="graphic">
      <style:paragraph-properties fo:margin-top="0.746cm" fo:margin-bottom="0.374cm" fo:line-height="108%" fo:text-align="start" style:text-autospace="none" style:writing-mode="lr-tb"/>
      <style:text-properties style:font-name="Liberation Sans1" fo:font-family="'Liberation Sans', Arial" style:font-family-generic="swiss" style:font-pitch="variable" fo:font-size="14pt" fo:language="en" fo:country="US" style:font-name-asian="Lohit Devanagari1" style:font-family-asian="'Lohit Devanagari'" style:font-pitch-asian="variable" style:font-size-asian="14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08-28T13:16:07.822574597</meta:creation-date>
    <dc:date>2020-11-27T19:16:40.816834176</dc:date>
    <meta:editing-duration>PT1H6M12S</meta:editing-duration>
    <meta:editing-cycles>33</meta:editing-cycles>
    <meta:generator>LibreOffice/6.3.5.2$Linux_X86_64 LibreOffice_project/30$Build-2</meta:generator>
    <meta:document-statistic meta:object-count="64"/>
  </office:meta>
</office:document-meta>
</file>